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8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9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9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9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9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9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9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9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9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9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9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0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0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0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0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0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0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0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9T06:47:28.529377618</meta:creation-date>
    <dc:date>2020-12-19T06:48:01.414625848</dc:date>
    <meta:editing-duration>PT33S</meta:editing-duration>
    <meta:editing-cycles>1</meta:editing-cycles>
    <meta:document-statistic meta:object-count="445"/>
    <meta:generator>LibreOfficeDev/7.1.0.0.beta1$Linux_X86_64 LibreOffice_project/828a45a14a0b954e0e539f5a9a10ca31c81d8f53</meta:generator>
  </office:meta>
</office:document-meta>
</file>